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textarea-horizontal-align="justify" draw:textarea-vertical-align="middle" draw:auto-grow-height="false" fo:min-height="0.507cm" fo:min-width="0.825cm" style:writing-mode="lr-tb"/>
      <style:paragraph-properties style:writing-mode="lr-tb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0.668cm" fo:min-width="1.396cm" style:writing-mode="lr-tb"/>
      <style:paragraph-properties style:writing-mode="lr-tb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0.726cm" fo:min-width="1.294cm" style:writing-mode="lr-tb"/>
      <style:paragraph-properties style:writing-mode="lr-tb"/>
    </style:style>
    <style:style style:name="gr4" style:family="graphic" style:parent-style-name="standard">
      <style:graphic-properties draw:fill-color="#00cccc" draw:textarea-horizontal-align="justify" draw:textarea-vertical-align="middle" draw:auto-grow-height="false" fo:min-height="0.668cm" fo:min-width="1.307cm" style:writing-mode="lr-tb"/>
      <style:paragraph-properties style:writing-mode="lr-tb"/>
    </style:style>
    <style:style style:name="gr5" style:family="graphic" style:parent-style-name="standard">
      <style:graphic-properties draw:fill-color="#ff9900" draw:textarea-horizontal-align="justify" draw:textarea-vertical-align="middle" draw:auto-grow-height="false" fo:min-height="0.507cm" fo:min-width="1.259cm" style:writing-mode="lr-tb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357cm" fo:min-width="4.618cm" style:writing-mode="lr-tb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0.668cm" fo:min-width="0.761cm" style:writing-mode="lr-tb"/>
      <style:paragraph-properties style:writing-mode="lr-tb"/>
    </style:style>
    <style:style style:name="gr10" style:family="graphic" style:parent-style-name="standard">
      <style:graphic-properties draw:fill-color="#00cccc" draw:textarea-horizontal-align="justify" draw:textarea-vertical-align="middle" draw:auto-grow-height="false" fo:min-height="0.611cm" fo:min-width="0.805cm" style:writing-mode="lr-tb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5.309cm" fo:min-width="11.936cm" style:writing-mode="lr-tb"/>
      <style:paragraph-properties style:writing-mode="lr-tb"/>
    </style:style>
    <style:style style:name="P1" style:family="paragraph">
      <style:paragraph-properties style:writing-mode="lr-tb"/>
      <style:text-properties fo:font-size="12pt" style:font-size-asian="11pt" style:font-size-complex="11pt"/>
    </style:style>
    <style:style style:name="P2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P3" style:family="paragraph">
      <style:paragraph-properties style:writing-mode="lr-tb"/>
      <style:text-properties fo:font-size="12pt" style:font-size-asian="10pt" style:font-size-complex="10pt"/>
    </style:style>
    <style:style style:name="P4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5" style:family="paragraph">
      <style:paragraph-properties style:writing-mode="lr-tb"/>
      <style:text-properties fo:font-size="8pt" style:font-size-asian="11pt" style:font-size-complex="11pt"/>
    </style:style>
    <style:style style:name="P6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7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8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P9" style:family="paragraph"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1pt" style:font-size-complex="11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 style:font-size-asian="11pt" style:font-size-complex="11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9" draw:style-name="gr1" draw:text-style-name="P2" draw:layer="layout" svg:width="1.407cm" svg:height="0.839cm" svg:x="18.654cm" svg:y="7.794cm">
          <text:p text:style-name="P1"><text:span text:style-name="T1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" draw:style-name="gr2" draw:text-style-name="P4" draw:layer="layout" svg:width="1.994cm" svg:height="1.016cm" svg:x="18.463cm" svg:y="6.143cm">
          <text:p text:style-name="P3"><text:span text:style-name="T2">Decorator base 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" draw:style-name="gr3" draw:text-style-name="P6" draw:layer="layout" svg:width="1.898cm" svg:height="1.08cm" svg:x="18.717cm" svg:y="4.492cm">
          <text:p text:style-name="P5"><text:span text:style-name="T3">Decorator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" draw:style-name="gr4" draw:text-style-name="P7" draw:layer="layout" svg:width="1.905cm" svg:height="1.016cm" svg:x="18.59cm" svg:y="3.032cm">
          <text:p text:style-name="P3"><text:span text:style-name="T2">Concret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" draw:style-name="gr5" draw:text-style-name="P8" draw:layer="layout" svg:width="1.841cm" svg:height="0.839cm" svg:x="18.717cm" svg:y="1.698cm">
          <text:p text:style-name="P5"><text:span text:style-name="T3">Decorator Interf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">
          <draw:custom-shape draw:name="Shape 4" draw:style-name="gr7" draw:text-style-name="P9" draw:layer="layout" svg:width="5.67cm" svg:height="6.159cm" svg:x="1.426cm" svg:y="1.445cm">
            <text:p text:style-name="P9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10" draw:layer="layout" svg:x1="14.438cm" svg:y1="2.397cm" svg:x2="14.438cm" svg:y2="6.969cm">
            <text:p/>
          </draw:line>
          <draw:custom-shape draw:name="Shape 1" draw:style-name="gr7" draw:text-style-name="P9" draw:layer="layout" svg:width="5.67cm" svg:height="6.159cm" svg:x="8.747cm" svg:y="1.572cm">
            <text:p text:style-name="P9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1" draw:text-style-name="P2" xml:id="id1" draw:id="id1" draw:layer="layout" svg:width="1.407cm" svg:height="0.839cm" svg:x="2.905cm" svg:y="3.018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3" draw:style-name="gr9" draw:text-style-name="P4" xml:id="id2" draw:id="id2" draw:layer="layout" svg:width="1.359cm" svg:height="1.016cm" svg:x="5.483cm" svg:y="2.905cm">
            <text:p text:style-name="P3"><text:span text:style-name="T2">Proxy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5" draw:style-name="gr10" draw:text-style-name="P7" xml:id="id3" draw:id="id3" draw:layer="layout" svg:width="1.397cm" svg:height="0.953cm" svg:x="9.255cm" svg:y="2.937cm">
            <text:p text:style-name="P3"><text:span text:style-name="T2">Real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1" draw:text-style-name="P2" xml:id="id4" draw:id="id4" draw:layer="layout" svg:width="1.407cm" svg:height="0.839cm" svg:x="12.229cm" svg:y="2.333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7" draw:style-name="gr1" draw:text-style-name="P2" xml:id="id5" draw:id="id5" draw:layer="layout" svg:width="1.407cm" svg:height="0.839cm" svg:x="12.229cm" svg:y="3.73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0" draw:layer="layout" draw:type="line" svg:x1="4.312cm" svg:y1="3.437cm" svg:x2="5.483cm" svg:y2="3.413cm" draw:start-shape="id1" draw:start-glue-point="1" draw:end-shape="id2" draw:end-glue-point="3" svg:d="M4312 3437l1171-24" svg:viewBox="0 0 1172 25">
            <text:p/>
          </draw:connector>
          <draw:connector draw:style-name="gr11" draw:text-style-name="P10" draw:layer="layout" draw:type="line" svg:x1="6.842cm" svg:y1="3.413cm" svg:x2="9.255cm" svg:y2="3.413cm" draw:start-shape="id2" draw:start-glue-point="1" draw:end-shape="id3" draw:end-glue-point="3" svg:d="M6842 3413h2413" svg:viewBox="0 0 2414 1">
            <text:p/>
          </draw:connector>
          <draw:connector draw:style-name="gr11" draw:text-style-name="P10" draw:layer="layout" draw:type="line" svg:x1="10.652cm" svg:y1="3.413cm" svg:x2="12.229cm" svg:y2="2.752cm" draw:start-shape="id3" draw:start-glue-point="1" draw:end-shape="id4" draw:end-glue-point="3" svg:d="M10652 3413l1577-661" svg:viewBox="0 0 1578 662">
            <text:p/>
          </draw:connector>
          <draw:connector draw:style-name="gr11" draw:text-style-name="P10" draw:layer="layout" draw:type="line" svg:x1="10.652cm" svg:y1="3.413cm" svg:x2="12.229cm" svg:y2="4.149cm" draw:start-shape="id3" draw:start-glue-point="1" draw:end-shape="id5" draw:end-glue-point="3" svg:d="M10652 3413l1577 736" svg:viewBox="0 0 1578 737">
            <text:p/>
          </draw:connector>
        </draw:g>
        <draw:line draw:style-name="gr8" draw:text-style-name="P10" draw:layer="layout" svg:x1="18.081cm" svg:y1="2.46cm" svg:x2="18.081cm" svg:y2="7.032cm">
          <text:p/>
        </draw:line>
        <draw:g draw:style-name="gr6">
          <draw:custom-shape draw:name="Shape 8" draw:style-name="gr12" draw:text-style-name="P9" draw:layer="layout" svg:width="13.036cm" svg:height="6.159cm" svg:x="1.426cm" svg:y="9.318cm">
            <text:p text:style-name="P9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4" draw:style-name="gr2" draw:text-style-name="P4" xml:id="id6" draw:id="id6" draw:layer="layout" svg:width="1.994cm" svg:height="1.016cm" svg:x="5.254cm" svg:y="9.572cm">
            <text:p text:style-name="P3"><text:span text:style-name="T2">Visitor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5" draw:style-name="gr4" draw:text-style-name="P7" xml:id="id7" draw:id="id7" draw:layer="layout" svg:width="1.905cm" svg:height="1.016cm" svg:x="9.064cm" svg:y="9.572cm">
            <text:p text:style-name="P3"><text:span text:style-name="T2">Element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6" draw:style-name="gr4" draw:text-style-name="P7" xml:id="id8" draw:id="id8" draw:layer="layout" svg:width="1.905cm" svg:height="1.016cm" svg:x="9.064cm" svg:y="11.159cm">
            <text:p text:style-name="P3"><text:span text:style-name="T2">Element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7" draw:style-name="gr4" draw:text-style-name="P7" xml:id="id9" draw:id="id9" draw:layer="layout" svg:width="1.905cm" svg:height="1.016cm" svg:x="9.076cm" svg:y="12.747cm">
            <text:p text:style-name="P3"><text:span text:style-name="T2">Element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8" draw:style-name="gr4" draw:text-style-name="P7" xml:id="id10" draw:id="id10" draw:layer="layout" svg:width="1.905cm" svg:height="1.016cm" svg:x="9.064cm" svg:y="14.271cm">
            <text:p text:style-name="P3"><text:span text:style-name="T2">Element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0" draw:layer="layout" draw:type="lines" svg:x1="7.248cm" svg:y1="10.08cm" svg:x2="9.064cm" svg:y2="10.08cm" draw:start-shape="id6" draw:start-glue-point="1" draw:end-shape="id7" draw:end-glue-point="3" svg:d="M7248 10080h502 812 502" svg:viewBox="0 0 1817 1">
            <text:p/>
          </draw:connector>
          <draw:connector draw:style-name="gr11" draw:text-style-name="P10" draw:layer="layout" draw:type="lines" draw:line-skew="0.425cm -0.387cm" svg:x1="7.248cm" svg:y1="10.08cm" svg:x2="9.064cm" svg:y2="11.667cm" draw:start-shape="id6" draw:start-glue-point="1" draw:end-shape="id8" draw:end-glue-point="3" svg:d="M7248 10080h927v1587h889" svg:viewBox="0 0 1817 1588">
            <text:p/>
          </draw:connector>
          <draw:connector draw:style-name="gr11" draw:text-style-name="P10" draw:layer="layout" draw:type="lines" draw:line-skew="0.433cm -0.415cm" svg:x1="7.248cm" svg:y1="10.08cm" svg:x2="9.076cm" svg:y2="13.255cm" draw:start-shape="id6" draw:start-glue-point="1" draw:end-shape="id9" draw:end-glue-point="3" svg:d="M7248 10080h935l-24 3175h917" svg:viewBox="0 0 1829 3176">
            <text:p/>
          </draw:connector>
          <draw:connector draw:style-name="gr11" draw:text-style-name="P10" draw:layer="layout" draw:type="lines" draw:line-skew="0.456cm -0.426cm" svg:x1="7.248cm" svg:y1="10.08cm" svg:x2="9.064cm" svg:y2="14.779cm" draw:start-shape="id6" draw:start-glue-point="1" draw:end-shape="id10" draw:end-glue-point="3" svg:d="M7248 10080h958l-70 4699h928" svg:viewBox="0 0 1817 4700">
            <text:p/>
          </draw:connector>
          <draw:line draw:style-name="gr8" draw:text-style-name="P10" draw:layer="layout" svg:x1="14.484cm" svg:y1="10.137cm" svg:x2="14.484cm" svg:y2="14.70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2-27T13:56:41.435000000</meta:creation-date>
    <dc:date>2023-02-27T20:46:08.398000000</dc:date>
    <dc:creator>Stephen P Lepisto</dc:creator>
    <meta:editing-duration>PT2M45S</meta:editing-duration>
    <meta:editing-cycles>6</meta:editing-cycles>
    <meta:generator>LibreOffice/7.5.0.3$Windows_X86_64 LibreOffice_project/c21113d003cd3efa8c53188764377a8272d9d6de</meta:generator>
    <meta:document-statistic meta:object-count="31"/>
  </office:meta>
</office:document-meta>
</file>